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9090" officeooo:paragraph-rsid="000e9090"/>
    </style:style>
    <style:style style:name="P2" style:family="paragraph" style:parent-style-name="Standard">
      <style:text-properties officeooo:rsid="001275cb" officeooo:paragraph-rsid="001275cb"/>
    </style:style>
    <style:style style:name="P3" style:family="paragraph" style:parent-style-name="Standard">
      <style:text-properties officeooo:rsid="00142099" officeooo:paragraph-rsid="00142099"/>
    </style:style>
    <style:style style:name="P4" style:family="paragraph" style:parent-style-name="Standard">
      <style:text-properties officeooo:rsid="00146824" officeooo:paragraph-rsid="00146824"/>
    </style:style>
    <style:style style:name="P5" style:family="paragraph" style:parent-style-name="Standard">
      <style:text-properties officeooo:rsid="0014b9ab" officeooo:paragraph-rsid="0014b9ab"/>
    </style:style>
    <style:style style:name="P6" style:family="paragraph" style:parent-style-name="Standard">
      <style:text-properties officeooo:rsid="0017bd9b" officeooo:paragraph-rsid="0017bd9b"/>
    </style:style>
    <style:style style:name="P7" style:family="paragraph" style:parent-style-name="Standard">
      <style:text-properties officeooo:rsid="001a439a" officeooo:paragraph-rsid="001a439a"/>
    </style:style>
    <style:style style:name="P8" style:family="paragraph" style:parent-style-name="Standard">
      <style:text-properties officeooo:rsid="001ff5d6" officeooo:paragraph-rsid="001ff5d6"/>
    </style:style>
    <style:style style:name="P9" style:family="paragraph" style:parent-style-name="Standard">
      <style:text-properties style:text-line-through-style="solid" style:text-line-through-type="single" officeooo:rsid="001ff5d6" officeooo:paragraph-rsid="001ff5d6"/>
    </style:style>
    <style:style style:name="P10" style:family="paragraph" style:parent-style-name="Standard">
      <style:text-properties style:text-line-through-style="solid" style:text-line-through-type="single" officeooo:rsid="00243cb7" officeooo:paragraph-rsid="00243cb7"/>
    </style:style>
    <style:style style:name="P11" style:family="paragraph" style:parent-style-name="Standard">
      <style:text-properties style:text-line-through-style="solid" style:text-line-through-type="single" officeooo:rsid="00255e89" officeooo:paragraph-rsid="00255e89"/>
    </style:style>
    <style:style style:name="P12" style:family="paragraph" style:parent-style-name="Standard">
      <style:text-properties style:text-line-through-style="solid" style:text-line-through-type="single" officeooo:rsid="0025ebb9" officeooo:paragraph-rsid="0025ebb9"/>
    </style:style>
    <style:style style:name="P13" style:family="paragraph" style:parent-style-name="Standard">
      <style:text-properties style:text-line-through-style="solid" style:text-line-through-type="single" officeooo:rsid="002a250c" officeooo:paragraph-rsid="002a250c"/>
    </style:style>
    <style:style style:name="P14" style:family="paragraph" style:parent-style-name="Standard">
      <style:text-properties style:text-line-through-style="solid" style:text-line-through-type="single" officeooo:rsid="002b6633" officeooo:paragraph-rsid="002b6633"/>
    </style:style>
    <style:style style:name="T1" style:family="text">
      <style:text-properties officeooo:rsid="0014b9ab"/>
    </style:style>
    <style:style style:name="T2" style:family="text">
      <style:text-properties officeooo:rsid="001552e8"/>
    </style:style>
    <style:style style:name="T3" style:family="text">
      <style:text-properties officeooo:rsid="001637db"/>
    </style:style>
    <style:style style:name="T4" style:family="text">
      <style:text-properties officeooo:rsid="001bc531"/>
    </style:style>
    <style:style style:name="T5" style:family="text">
      <style:text-properties officeooo:rsid="001d8737"/>
    </style:style>
    <style:style style:name="T6" style:family="text">
      <style:text-properties officeooo:rsid="00216315"/>
    </style:style>
    <style:style style:name="T7" style:family="text">
      <style:text-properties officeooo:rsid="00225a48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25a48"/>
    </style:style>
    <style:style style:name="T10" style:family="text">
      <style:text-properties style:text-line-through-style="none" style:text-line-through-type="none" officeooo:rsid="0028c8e2"/>
    </style:style>
    <style:style style:name="T11" style:family="text">
      <style:text-properties style:text-line-through-style="none" style:text-line-through-type="none" officeooo:rsid="002cd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inar: How birds got their colors</text:p>
      <text:p text:style-name="P1">Prof Richard Sibly, University of Reading</text:p>
      <text:p text:style-name="P1"/>
      <text:p text:style-name="P2">Color diversity in Orioles – they are diverse</text:p>
      <text:p text:style-name="P3">Tenerife, ecologically diverse island, used as the study site in this approach. </text:p>
      <text:p text:style-name="P3"/>
      <text:p text:style-name="P4">Chaffinch diversity in tenerife, blue chaffinch are the study species here. </text:p>
      <text:p text:style-name="P4">Blue coloration is used in mate choice. Other noticable difference between chaffinch spp is beak shape. <text:span text:style-name="T1">Bigger beaks in blue, better for pine forests. </text:span></text:p>
      <text:p text:style-name="P4"/>
      <text:p text:style-name="P5">How did this diversity arrise? Mate choice, via imprinting and/<text:span text:style-name="T2">or</text:span> phenotype matching. <text:span text:style-name="T3">Assortative mating leading to the large beaks and consistently blue chaffinch. </text:span></text:p>
      <text:p text:style-name="P5"/>
      <text:p text:style-name="P6">Thought – gene which determines plumage coloration also determines who you look for to mate with. Provided a genetic basis for phenotypic matching. </text:p>
      <text:p text:style-name="P6"/>
      <text:p text:style-name="P7">Sexual Imprinting – matechoice depending on early life expereinces, eg mate choice via song matching in <text:span text:style-name="T5">starlings</text:span>. <text:span text:style-name="T4">It is widespread in birds. Also prevalent in other taxa. </text:span></text:p>
      <text:p text:style-name="P7"/>
      <text:p text:style-name="P8">This study used a population genetic model. Migration between a two niche model (migration between each niche), ecological adaptation driven by stable polymorphism, only if migration is low. <text:s/><text:span text:style-name="T6">This is surprising/interesting in that it was unexpected. Cannot find migration threshold analytically, only via simulation. </text:span></text:p>
      <text:p text:style-name="P9"/>
      <text:p text:style-name="P10"><text:span text:style-name="T8">Genetic basis (matchmaker gene) and imprinting seem to have similar rates of spread of the allele for blue coloration </text:span></text:p>
      <text:p text:style-name="P10"><text:span text:style-name="T8"/></text:p>
      <text:p text:style-name="P11"><text:span text:style-name="T8">What this shows – plumage mutation can cause speciation, but requires pre-existing imprinting/matchmaking, plus and ecological adaptation and a low migratioin rate between niches. </text:span></text:p>
      <text:p text:style-name="P11"><text:span text:style-name="T8"/></text:p>
      <text:p text:style-name="P12"><text:span text:style-name="T8">Provides positive selection for neurological traits which allow for imprinting/</text:span><text:span text:style-name="T10">genetic matchmaking. </text:span></text:p>
      <text:p text:style-name="P12"><text:span text:style-name="T10"/></text:p>
      <text:p text:style-name="P13"><text:span text:style-name="T10">T</text:span><text:span text:style-name="T8">he implications of this for biodiversity hotspots – dispercal distances are short, or migration between niches is low will have increased hotspot occurrence. </text:span></text:p>
      <text:p text:style-name="P14"><text:span text:style-name="T8">How to test this – literature search comparing spp range to dispersal distance of natal to breeding location. Phylogenetic analysis of spp plumage color, to look for links to local ecological adaptation. – </text:span><text:span text:style-name="T11">this seems a little tenious to me. </text:span></text:p>
      <text:p text:style-name="P14"><text:span text:style-name="T11"/></text:p>
      <text:p text:style-name="P14"><text:span text:style-name="T11"/></text:p>
      <text:p text:style-name="P9"><text:span text:style-name="T9"/></text:p>
      <text:p text:style-name="P9"><text:span text:style-name="T9"/></text:p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5:47.526014060</meta:creation-date>
    <dc:date>2019-03-14T13:46:28.005262149</dc:date>
    <meta:editing-duration>PT50M28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94" meta:character-count="2028" meta:non-whitespace-character-count="1729"/>
  </office:meta>
</office:document-meta>
</file>